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45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R²_lo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MSLE</text:p>
          </table:table-cell>
          <table:table-cell/>
        </table:table-row>
        <table:table-row table:style-name="ro1">
          <table:table-cell office:value-type="string" calcext:value-type="string">
            <text:p>model_5_FFNN</text:p>
          </table:table-cell>
          <table:table-cell office:value-type="string" calcext:value-type="string">
            <text:p>dataset_A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339" calcext:value-type="float">
            <text:p>0.339</text:p>
          </table:table-cell>
          <table:table-cell office:value-type="string" calcext:value-type="string">
            <text:p>Santos_não</text:p>
          </table:table-cell>
        </table:table-row>
        <table:table-row table:style-name="ro1">
          <table:table-cell office:value-type="string" calcext:value-type="string">
            <text:p>model_5_XGB</text:p>
          </table:table-cell>
          <table:table-cell office:value-type="string" calcext:value-type="string">
            <text:p>dataset_A</text:p>
          </table:table-cell>
          <table:table-cell office:value-type="float" office:value="0.1232" calcext:value-type="float">
            <text:p>0.1232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3431" calcext:value-type="float">
            <text:p>0.3431</text:p>
          </table:table-cell>
          <table:table-cell office:value-type="string" calcext:value-type="string">
            <text:p>Santos_não</text:p>
          </table:table-cell>
        </table:table-row>
        <table:table-row table:style-name="ro1">
          <table:table-cell office:value-type="string" calcext:value-type="string">
            <text:p>model_5_FFNN</text:p>
          </table:table-cell>
          <table:table-cell office:value-type="string" calcext:value-type="string">
            <text:p>dataset_D</text:p>
          </table:table-cell>
          <table:table-cell office:value-type="float" office:value="0.6396" calcext:value-type="float">
            <text:p>0.6396</text:p>
          </table:table-cell>
          <table:table-cell office:value-type="float" office:value="0.312" calcext:value-type="float">
            <text:p>0.312</text:p>
          </table:table-cell>
          <table:table-cell office:value-type="float" office:value="0.4864" calcext:value-type="float">
            <text:p>0.4864</text:p>
          </table:table-cell>
          <table:table-cell office:value-type="string" calcext:value-type="string">
            <text:p>Santos_não</text:p>
          </table:table-cell>
        </table:table-row>
        <table:table-row table:style-name="ro1">
          <table:table-cell office:value-type="string" calcext:value-type="string">
            <text:p>model_5_XGB</text:p>
          </table:table-cell>
          <table:table-cell office:value-type="string" calcext:value-type="string">
            <text:p>dataset_D</text:p>
          </table:table-cell>
          <table:table-cell office:value-type="float" office:value="0.7283" calcext:value-type="float">
            <text:p>0.7283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2506" calcext:value-type="float">
            <text:p>0.2506</text:p>
          </table:table-cell>
          <table:table-cell office:value-type="string" calcext:value-type="string">
            <text:p>Santos_não</text:p>
          </table:table-cell>
        </table:table-row>
        <table:table-row table:style-name="ro1">
          <table:table-cell office:value-type="string" calcext:value-type="string">
            <text:p>model_5_FFNN</text:p>
          </table:table-cell>
          <table:table-cell office:value-type="string" calcext:value-type="string">
            <text:p>dataset_F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2965" calcext:value-type="float">
            <text:p>0.2965</text:p>
          </table:table-cell>
          <table:table-cell office:value-type="float" office:value="0.3903" calcext:value-type="float">
            <text:p>0.3903</text:p>
          </table:table-cell>
          <table:table-cell office:value-type="string" calcext:value-type="string">
            <text:p>Santos_não</text:p>
          </table:table-cell>
        </table:table-row>
        <table:table-row table:style-name="ro1">
          <table:table-cell office:value-type="string" calcext:value-type="string">
            <text:p>model_5_XGB</text:p>
          </table:table-cell>
          <table:table-cell office:value-type="string" calcext:value-type="string">
            <text:p>dataset_F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1554" calcext:value-type="float">
            <text:p>0.1554</text:p>
          </table:table-cell>
          <table:table-cell office:value-type="float" office:value="0.2132" calcext:value-type="float">
            <text:p>0.2132</text:p>
          </table:table-cell>
          <table:table-cell office:value-type="string" calcext:value-type="string">
            <text:p>Santos_não</text:p>
          </table:table-cell>
        </table:table-row>
        <table:table-row table:style-name="ro1">
          <table:table-cell office:value-type="string" calcext:value-type="string">
            <text:p>model_10_FFNN</text:p>
          </table:table-cell>
          <table:table-cell office:value-type="string" calcext:value-type="string">
            <text:p>dataset_B</text:p>
          </table:table-cell>
          <table:table-cell office:value-type="float" office:value="0.562" calcext:value-type="float">
            <text:p>0.562</text:p>
          </table:table-cell>
          <table:table-cell office:value-type="float" office:value="0.383" calcext:value-type="float">
            <text:p>0.383</text:p>
          </table:table-cell>
          <table:table-cell office:value-type="float" office:value="0.5561" calcext:value-type="float">
            <text:p>0.5561</text:p>
          </table:table-cell>
          <table:table-cell office:value-type="string" calcext:value-type="string">
            <text:p>Santos_não</text:p>
          </table:table-cell>
        </table:table-row>
        <table:table-row table:style-name="ro1">
          <table:table-cell office:value-type="string" calcext:value-type="string">
            <text:p>model_10_XGB</text:p>
          </table:table-cell>
          <table:table-cell office:value-type="string" calcext:value-type="string">
            <text:p>dataset_B</text:p>
          </table:table-cell>
          <table:table-cell office:value-type="float" office:value="0.7783" calcext:value-type="float">
            <text:p>0.7783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3491" calcext:value-type="float">
            <text:p>0.3491</text:p>
          </table:table-cell>
          <table:table-cell office:value-type="string" calcext:value-type="string">
            <text:p>Santos_não</text:p>
          </table:table-cell>
        </table:table-row>
        <table:table-row table:style-name="ro1">
          <table:table-cell office:value-type="string" calcext:value-type="string">
            <text:p>model_1_FFNN</text:p>
          </table:table-cell>
          <table:table-cell office:value-type="string" calcext:value-type="string">
            <text:p>dataset_A</text:p>
          </table:table-cell>
          <table:table-cell office:value-type="float" office:value="-0.5961" calcext:value-type="float">
            <text:p>-0.5961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4703" calcext:value-type="float">
            <text:p>0.4703</text:p>
          </table:table-cell>
          <table:table-cell office:value-type="string" calcext:value-type="string">
            <text:p>Santos_sim</text:p>
          </table:table-cell>
        </table:table-row>
        <table:table-row table:style-name="ro1">
          <table:table-cell office:value-type="string" calcext:value-type="string">
            <text:p>model_1_XGB</text:p>
          </table:table-cell>
          <table:table-cell office:value-type="string" calcext:value-type="string">
            <text:p>dataset_A</text:p>
          </table:table-cell>
          <table:table-cell office:value-type="float" office:value="-0.5803" calcext:value-type="float">
            <text:p>-0.5803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3834" calcext:value-type="float">
            <text:p>0.3834</text:p>
          </table:table-cell>
          <table:table-cell office:value-type="string" calcext:value-type="string">
            <text:p>Santos_sim</text:p>
          </table:table-cell>
        </table:table-row>
        <table:table-row table:style-name="ro1">
          <table:table-cell office:value-type="string" calcext:value-type="string">
            <text:p>model_1_FFNN</text:p>
          </table:table-cell>
          <table:table-cell office:value-type="string" calcext:value-type="string">
            <text:p>dataset_D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3497" calcext:value-type="float">
            <text:p>0.3497</text:p>
          </table:table-cell>
          <table:table-cell office:value-type="string" calcext:value-type="string">
            <text:p>Santos_sim</text:p>
          </table:table-cell>
        </table:table-row>
        <table:table-row table:style-name="ro1">
          <table:table-cell office:value-type="string" calcext:value-type="string">
            <text:p>model_1_XGB</text:p>
          </table:table-cell>
          <table:table-cell office:value-type="string" calcext:value-type="string">
            <text:p>dataset_D</text:p>
          </table:table-cell>
          <table:table-cell office:value-type="float" office:value="0.6906" calcext:value-type="float">
            <text:p>0.6906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301" calcext:value-type="float">
            <text:p>0.301</text:p>
          </table:table-cell>
          <table:table-cell office:value-type="string" calcext:value-type="string">
            <text:p>Santos_sim</text:p>
          </table:table-cell>
        </table:table-row>
        <table:table-row table:style-name="ro1">
          <table:table-cell office:value-type="string" calcext:value-type="string">
            <text:p>model_1_FFNN</text:p>
          </table:table-cell>
          <table:table-cell office:value-type="string" calcext:value-type="string">
            <text:p>dataset_F</text:p>
          </table:table-cell>
          <table:table-cell office:value-type="float" office:value="0.2138" calcext:value-type="float">
            <text:p>0.2138</text:p>
          </table:table-cell>
          <table:table-cell office:value-type="float" office:value="0.3386" calcext:value-type="float">
            <text:p>0.3386</text:p>
          </table:table-cell>
          <table:table-cell office:value-type="float" office:value="0.4306" calcext:value-type="float">
            <text:p>0.4306</text:p>
          </table:table-cell>
          <table:table-cell office:value-type="string" calcext:value-type="string">
            <text:p>Santos_sim</text:p>
          </table:table-cell>
        </table:table-row>
        <table:table-row table:style-name="ro1">
          <table:table-cell office:value-type="string" calcext:value-type="string">
            <text:p>model_1_XGB</text:p>
          </table:table-cell>
          <table:table-cell office:value-type="string" calcext:value-type="string">
            <text:p>dataset_F</text:p>
          </table:table-cell>
          <table:table-cell office:value-type="float" office:value="0.5366" calcext:value-type="float">
            <text:p>0.5366</text:p>
          </table:table-cell>
          <table:table-cell office:value-type="float" office:value="0.1986" calcext:value-type="float">
            <text:p>0.1986</text:p>
          </table:table-cell>
          <table:table-cell office:value-type="float" office:value="0.2782" calcext:value-type="float">
            <text:p>0.2782</text:p>
          </table:table-cell>
          <table:table-cell office:value-type="string" calcext:value-type="string">
            <text:p>Santos_sim</text:p>
          </table:table-cell>
        </table:table-row>
        <table:table-row table:style-name="ro1">
          <table:table-cell office:value-type="string" calcext:value-type="string">
            <text:p>model_2_XGB</text:p>
          </table:table-cell>
          <table:table-cell office:value-type="string" calcext:value-type="string">
            <text:p>dataset_B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2914" calcext:value-type="float">
            <text:p>0.2914</text:p>
          </table:table-cell>
          <table:table-cell office:value-type="float" office:value="0.4103" calcext:value-type="float">
            <text:p>0.4103</text:p>
          </table:table-cell>
          <table:table-cell office:value-type="string" calcext:value-type="string">
            <text:p>Santos_sim</text:p>
          </table:table-cell>
        </table:table-row>
        <table:table-row table:style-name="ro1">
          <table:table-cell office:value-type="string" calcext:value-type="string">
            <text:p>model_2_FFNN</text:p>
          </table:table-cell>
          <table:table-cell office:value-type="string" calcext:value-type="string">
            <text:p>dataset_B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2912" calcext:value-type="float">
            <text:p>0.2912</text:p>
          </table:table-cell>
          <table:table-cell office:value-type="float" office:value="0.3947" calcext:value-type="float">
            <text:p>0.3947</text:p>
          </table:table-cell>
          <table:table-cell office:value-type="string" calcext:value-type="string">
            <text:p>Santos_sim</text:p>
          </table:table-cell>
        </table:table-row>
        <table:table-row table:style-name="ro1">
          <table:table-cell office:value-type="string" calcext:value-type="string">
            <text:p>model_11_XGB</text:p>
          </table:table-cell>
          <table:table-cell office:value-type="string" calcext:value-type="string">
            <text:p>dataset_A</text:p>
          </table:table-cell>
          <table:table-cell office:value-type="float" office:value="0.1843" calcext:value-type="float">
            <text:p>0.1843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2784" calcext:value-type="float">
            <text:p>0.2784</text:p>
          </table:table-cell>
          <table:table-cell office:value-type="string" calcext:value-type="string">
            <text:p>Santos_espec</text:p>
          </table:table-cell>
        </table:table-row>
        <table:table-row table:style-name="ro1">
          <table:table-cell office:value-type="string" calcext:value-type="string">
            <text:p>model_11_FFNN</text:p>
          </table:table-cell>
          <table:table-cell office:value-type="string" calcext:value-type="string">
            <text:p>dataset_A</text:p>
          </table:table-cell>
          <table:table-cell office:value-type="float" office:value="-0.1104" calcext:value-type="float">
            <text:p>-0.1104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3322" calcext:value-type="float">
            <text:p>0.3322</text:p>
          </table:table-cell>
          <table:table-cell office:value-type="string" calcext:value-type="string">
            <text:p>Santos_espec</text:p>
          </table:table-cell>
        </table:table-row>
        <table:table-row table:style-name="ro1">
          <table:table-cell office:value-type="string" calcext:value-type="string">
            <text:p>model_11_XGB</text:p>
          </table:table-cell>
          <table:table-cell office:value-type="string" calcext:value-type="string">
            <text:p>dataset_D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418" calcext:value-type="float">
            <text:p>0.418</text:p>
          </table:table-cell>
          <table:table-cell office:value-type="string" calcext:value-type="string">
            <text:p>Santos_espec</text:p>
          </table:table-cell>
        </table:table-row>
        <table:table-row table:style-name="ro1">
          <table:table-cell office:value-type="string" calcext:value-type="string">
            <text:p>model_11_FFNN</text:p>
          </table:table-cell>
          <table:table-cell office:value-type="string" calcext:value-type="string">
            <text:p>dataset_D</text:p>
          </table:table-cell>
          <table:table-cell office:value-type="float" office:value="0.6504" calcext:value-type="float">
            <text:p>0.6504</text:p>
          </table:table-cell>
          <table:table-cell office:value-type="float" office:value="0.265" calcext:value-type="float">
            <text:p>0.265</text:p>
          </table:table-cell>
          <table:table-cell office:value-type="float" office:value="0.4064" calcext:value-type="float">
            <text:p>0.4064</text:p>
          </table:table-cell>
          <table:table-cell office:value-type="string" calcext:value-type="string">
            <text:p>Santos_espec</text:p>
          </table:table-cell>
        </table:table-row>
        <table:table-row table:style-name="ro1">
          <table:table-cell office:value-type="string" calcext:value-type="string">
            <text:p>model_11_XGB</text:p>
          </table:table-cell>
          <table:table-cell office:value-type="string" calcext:value-type="string">
            <text:p>dataset_F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2234" calcext:value-type="float">
            <text:p>0.2234</text:p>
          </table:table-cell>
          <table:table-cell office:value-type="float" office:value="0.3349" calcext:value-type="float">
            <text:p>0.3349</text:p>
          </table:table-cell>
          <table:table-cell office:value-type="string" calcext:value-type="string">
            <text:p>Santos_espec</text:p>
          </table:table-cell>
        </table:table-row>
        <table:table-row table:style-name="ro1">
          <table:table-cell office:value-type="string" calcext:value-type="string">
            <text:p>model_11_FFNN</text:p>
          </table:table-cell>
          <table:table-cell office:value-type="string" calcext:value-type="string">
            <text:p>dataset_F</text:p>
          </table:table-cell>
          <table:table-cell office:value-type="float" office:value="0.4359" calcext:value-type="float">
            <text:p>0.4359</text:p>
          </table:table-cell>
          <table:table-cell office:value-type="float" office:value="0.2673" calcext:value-type="float">
            <text:p>0.2673</text:p>
          </table:table-cell>
          <table:table-cell office:value-type="float" office:value="0.411" calcext:value-type="float">
            <text:p>0.411</text:p>
          </table:table-cell>
          <table:table-cell office:value-type="string" calcext:value-type="string">
            <text:p>Santos_espec</text:p>
          </table:table-cell>
        </table:table-row>
        <table:table-row table:style-name="ro1">
          <table:table-cell office:value-type="string" calcext:value-type="string">
            <text:p>model_3_FFNN</text:p>
          </table:table-cell>
          <table:table-cell office:value-type="string" calcext:value-type="string">
            <text:p>dataset_B</text:p>
          </table:table-cell>
          <table:table-cell office:value-type="float" office:value="0.5781" calcext:value-type="float">
            <text:p>0.5781</text:p>
          </table:table-cell>
          <table:table-cell office:value-type="float" office:value="0.3747" calcext:value-type="float">
            <text:p>0.3747</text:p>
          </table:table-cell>
          <table:table-cell office:value-type="float" office:value="0.4798" calcext:value-type="float">
            <text:p>0.4798</text:p>
          </table:table-cell>
          <table:table-cell office:value-type="string" calcext:value-type="string">
            <text:p>Santos_espec</text:p>
          </table:table-cell>
        </table:table-row>
        <table:table-row table:style-name="ro1">
          <table:table-cell office:value-type="string" calcext:value-type="string">
            <text:p>model_3_XGB</text:p>
          </table:table-cell>
          <table:table-cell office:value-type="string" calcext:value-type="string">
            <text:p>dataset_B</text:p>
          </table:table-cell>
          <table:table-cell office:value-type="float" office:value="0.5946" calcext:value-type="float">
            <text:p>0.5946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4692" calcext:value-type="float">
            <text:p>0.4692</text:p>
          </table:table-cell>
          <table:table-cell office:value-type="string" calcext:value-type="string">
            <text:p>Santos_espec</text:p>
          </table:table-cell>
        </table:table-row>
        <table:table-row table:style-name="ro1">
          <table:table-cell office:value-type="string" calcext:value-type="string">
            <text:p>model_8_XGB</text:p>
          </table:table-cell>
          <table:table-cell office:value-type="string" calcext:value-type="string">
            <text:p>dataset_A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3264" calcext:value-type="float">
            <text:p>0.3264</text:p>
          </table:table-cell>
          <table:table-cell office:value-type="string" calcext:value-type="string">
            <text:p>bdo_comp</text:p>
          </table:table-cell>
        </table:table-row>
        <table:table-row table:style-name="ro1">
          <table:table-cell office:value-type="string" calcext:value-type="string">
            <text:p>model_8_FFNN</text:p>
          </table:table-cell>
          <table:table-cell office:value-type="string" calcext:value-type="string">
            <text:p>dataset_A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3446" calcext:value-type="float">
            <text:p>0.3446</text:p>
          </table:table-cell>
          <table:table-cell office:value-type="string" calcext:value-type="string">
            <text:p>bdo_comp</text:p>
          </table:table-cell>
        </table:table-row>
        <table:table-row table:style-name="ro1">
          <table:table-cell office:value-type="string" calcext:value-type="string">
            <text:p>model_8_XGB</text:p>
          </table:table-cell>
          <table:table-cell office:value-type="string" calcext:value-type="string">
            <text:p>dataset_D</text:p>
          </table:table-cell>
          <table:table-cell office:value-type="float" office:value="0.3515" calcext:value-type="float">
            <text:p>0.3515</text:p>
          </table:table-cell>
          <table:table-cell office:value-type="float" office:value="0.4363" calcext:value-type="float">
            <text:p>0.4363</text:p>
          </table:table-cell>
          <table:table-cell office:value-type="float" office:value="0.5471" calcext:value-type="float">
            <text:p>0.5471</text:p>
          </table:table-cell>
          <table:table-cell office:value-type="string" calcext:value-type="string">
            <text:p>bdo_comp</text:p>
          </table:table-cell>
        </table:table-row>
        <table:table-row table:style-name="ro1">
          <table:table-cell office:value-type="string" calcext:value-type="string">
            <text:p>model_8_FFNN</text:p>
          </table:table-cell>
          <table:table-cell office:value-type="string" calcext:value-type="string">
            <text:p>dataset_D</text:p>
          </table:table-cell>
          <table:table-cell office:value-type="float" office:value="0.269" calcext:value-type="float">
            <text:p>0.269</text:p>
          </table:table-cell>
          <table:table-cell office:value-type="float" office:value="0.486" calcext:value-type="float">
            <text:p>0.486</text:p>
          </table:table-cell>
          <table:table-cell office:value-type="float" office:value="0.5902" calcext:value-type="float">
            <text:p>0.5902</text:p>
          </table:table-cell>
          <table:table-cell office:value-type="string" calcext:value-type="string">
            <text:p>bdo_comp</text:p>
          </table:table-cell>
        </table:table-row>
        <table:table-row table:style-name="ro1">
          <table:table-cell office:value-type="string" calcext:value-type="string">
            <text:p>model_8_XGB</text:p>
          </table:table-cell>
          <table:table-cell office:value-type="string" calcext:value-type="string">
            <text:p>dataset_F</text:p>
          </table:table-cell>
          <table:table-cell office:value-type="float" office:value="0.1283" calcext:value-type="float">
            <text:p>0.1283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4635" calcext:value-type="float">
            <text:p>0.4635</text:p>
          </table:table-cell>
          <table:table-cell office:value-type="string" calcext:value-type="string">
            <text:p>bdo_comp</text:p>
          </table:table-cell>
        </table:table-row>
        <table:table-row table:style-name="ro1">
          <table:table-cell office:value-type="string" calcext:value-type="string">
            <text:p>model_8_FFNN</text:p>
          </table:table-cell>
          <table:table-cell office:value-type="string" calcext:value-type="string">
            <text:p>dataset_F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895" calcext:value-type="float">
            <text:p>0.4895</text:p>
          </table:table-cell>
          <table:table-cell office:value-type="string" calcext:value-type="string">
            <text:p>bdo_comp</text:p>
          </table:table-cell>
        </table:table-row>
        <table:table-row table:style-name="ro1">
          <table:table-cell office:value-type="string" calcext:value-type="string">
            <text:p>model_6_XGB</text:p>
          </table:table-cell>
          <table:table-cell office:value-type="string" calcext:value-type="string">
            <text:p>dataset_B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3982" calcext:value-type="float">
            <text:p>0.3982</text:p>
          </table:table-cell>
          <table:table-cell office:value-type="float" office:value="0.5533" calcext:value-type="float">
            <text:p>0.5533</text:p>
          </table:table-cell>
          <table:table-cell office:value-type="string" calcext:value-type="string">
            <text:p>bdo_comp</text:p>
          </table:table-cell>
        </table:table-row>
        <table:table-row table:style-name="ro1">
          <table:table-cell office:value-type="string" calcext:value-type="string">
            <text:p>model_6_FFNN</text:p>
          </table:table-cell>
          <table:table-cell office:value-type="string" calcext:value-type="string">
            <text:p>dataset_B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4352" calcext:value-type="float">
            <text:p>0.4352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bdo_comp</text:p>
          </table:table-cell>
        </table:table-row>
        <table:table-row table:style-name="ro1">
          <table:table-cell office:value-type="string" calcext:value-type="string">
            <text:p>model_7_XGB</text:p>
          </table:table-cell>
          <table:table-cell office:value-type="string" calcext:value-type="string">
            <text:p>dataset_A</text:p>
          </table:table-cell>
          <table:table-cell office:value-type="float" office:value="0.3678" calcext:value-type="float">
            <text:p>0.3678</text:p>
          </table:table-cell>
          <table:table-cell office:value-type="float" office:value="0.1981" calcext:value-type="float">
            <text:p>0.1981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Sant|Camp</text:p>
          </table:table-cell>
        </table:table-row>
        <table:table-row table:style-name="ro1">
          <table:table-cell office:value-type="string" calcext:value-type="string">
            <text:p>model_7_FFNN</text:p>
          </table:table-cell>
          <table:table-cell office:value-type="string" calcext:value-type="string">
            <text:p>dataset_A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3299" calcext:value-type="float">
            <text:p>0.3299</text:p>
          </table:table-cell>
          <table:table-cell office:value-type="string" calcext:value-type="string">
            <text:p>Sant|Camp</text:p>
          </table:table-cell>
        </table:table-row>
        <table:table-row table:style-name="ro1">
          <table:table-cell office:value-type="string" calcext:value-type="string">
            <text:p>model_7_XGB</text:p>
          </table:table-cell>
          <table:table-cell office:value-type="string" calcext:value-type="string">
            <text:p>dataset_D</text:p>
          </table:table-cell>
          <table:table-cell office:value-type="float" office:value="0.4267" calcext:value-type="float">
            <text:p>0.4267</text:p>
          </table:table-cell>
          <table:table-cell office:value-type="float" office:value="0.3923" calcext:value-type="float">
            <text:p>0.3923</text:p>
          </table:table-cell>
          <table:table-cell office:value-type="float" office:value="0.5109" calcext:value-type="float">
            <text:p>0.5109</text:p>
          </table:table-cell>
          <table:table-cell office:value-type="string" calcext:value-type="string">
            <text:p>Sant|Camp</text:p>
          </table:table-cell>
        </table:table-row>
        <table:table-row table:style-name="ro1">
          <table:table-cell office:value-type="string" calcext:value-type="string">
            <text:p>model_7_FFNN</text:p>
          </table:table-cell>
          <table:table-cell office:value-type="string" calcext:value-type="string">
            <text:p>dataset_D</text:p>
          </table:table-cell>
          <table:table-cell office:value-type="float" office:value="0.3178" calcext:value-type="float">
            <text:p>0.3178</text:p>
          </table:table-cell>
          <table:table-cell office:value-type="float" office:value="0.4611" calcext:value-type="float">
            <text:p>0.4611</text:p>
          </table:table-cell>
          <table:table-cell office:value-type="float" office:value="0.5669" calcext:value-type="float">
            <text:p>0.5669</text:p>
          </table:table-cell>
          <table:table-cell office:value-type="string" calcext:value-type="string">
            <text:p>Sant|Camp</text:p>
          </table:table-cell>
        </table:table-row>
        <table:table-row table:style-name="ro1">
          <table:table-cell office:value-type="string" calcext:value-type="string">
            <text:p>model_7_XGB</text:p>
          </table:table-cell>
          <table:table-cell office:value-type="string" calcext:value-type="string">
            <text:p>dataset_F</text:p>
          </table:table-cell>
          <table:table-cell office:value-type="float" office:value="0.2129" calcext:value-type="float">
            <text:p>0.2129</text:p>
          </table:table-cell>
          <table:table-cell office:value-type="float" office:value="0.3429" calcext:value-type="float">
            <text:p>0.3429</text:p>
          </table:table-cell>
          <table:table-cell office:value-type="float" office:value="0.4167" calcext:value-type="float">
            <text:p>0.4167</text:p>
          </table:table-cell>
          <table:table-cell office:value-type="string" calcext:value-type="string">
            <text:p>Sant|Camp</text:p>
          </table:table-cell>
        </table:table-row>
        <table:table-row table:style-name="ro1">
          <table:table-cell office:value-type="string" calcext:value-type="string">
            <text:p>model_7_FFNN</text:p>
          </table:table-cell>
          <table:table-cell office:value-type="string" calcext:value-type="string">
            <text:p>dataset_F</text:p>
          </table:table-cell>
          <table:table-cell office:value-type="float" office:value="0.1093" calcext:value-type="float">
            <text:p>0.1093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4691" calcext:value-type="float">
            <text:p>0.4691</text:p>
          </table:table-cell>
          <table:table-cell office:value-type="string" calcext:value-type="string">
            <text:p>Sant|Camp</text:p>
          </table:table-cell>
        </table:table-row>
        <table:table-row table:style-name="ro1">
          <table:table-cell office:value-type="string" calcext:value-type="string">
            <text:p>model_4_FFNN</text:p>
          </table:table-cell>
          <table:table-cell office:value-type="string" calcext:value-type="string">
            <text:p>dataset_B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389" calcext:value-type="float">
            <text:p>0.389</text:p>
          </table:table-cell>
          <table:table-cell office:value-type="float" office:value="0.4983" calcext:value-type="float">
            <text:p>0.4983</text:p>
          </table:table-cell>
          <table:table-cell office:value-type="string" calcext:value-type="string">
            <text:p>Sant|Camp</text:p>
          </table:table-cell>
        </table:table-row>
        <table:table-row table:style-name="ro1">
          <table:table-cell office:value-type="string" calcext:value-type="string">
            <text:p>model_4_XGB</text:p>
          </table:table-cell>
          <table:table-cell office:value-type="string" calcext:value-type="string">
            <text:p>dataset_B</text:p>
          </table:table-cell>
          <table:table-cell office:value-type="float" office:value="0.4987" calcext:value-type="float">
            <text:p>0.4987</text:p>
          </table:table-cell>
          <table:table-cell office:value-type="float" office:value="0.4181" calcext:value-type="float">
            <text:p>0.4181</text:p>
          </table:table-cell>
          <table:table-cell office:value-type="float" office:value="0.5623" calcext:value-type="float">
            <text:p>0.5623</text:p>
          </table:table-cell>
          <table:table-cell office:value-type="string" calcext:value-type="string">
            <text:p>Sant|Cam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9:17:54.5235365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2:31:23.180395768</meta:creation-date>
    <dc:date>2025-08-01T19:51:41.071113971</dc:date>
    <meta:editing-duration>PT49M15S</meta:editing-duration>
    <meta:editing-cycles>9</meta:editing-cycles>
    <meta:generator>LibreOffice/24.2.7.2$Linux_X86_64 LibreOffice_project/420$Build-2</meta:generator>
    <meta:document-statistic meta:table-count="1" meta:cell-count="245" meta:object-count="0"/>
  </office:meta>
</office:document-meta>
</file>